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01714"/>
    </style:style>
    <style:style style:name="P2" style:family="paragraph" style:parent-style-name="Standard">
      <style:paragraph-properties fo:text-align="justify" style:justify-single-word="false"/>
      <style:text-properties officeooo:rsid="00001714" officeooo:paragraph-rsid="00001714"/>
    </style:style>
    <style:style style:name="P3" style:family="paragraph" style:parent-style-name="Standard">
      <style:paragraph-properties fo:text-align="justify" style:justify-single-word="false"/>
      <style:text-properties officeooo:paragraph-rsid="00001714"/>
    </style:style>
    <style:style style:name="P4" style:family="paragraph" style:parent-style-name="Standard">
      <style:paragraph-properties fo:text-align="justify" style:justify-single-word="false"/>
      <style:text-properties officeooo:rsid="00001714" officeooo:paragraph-rsid="00001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agem Relacional</text:p>
      <text:p text:style-name="P2"/>
      <text:p text:style-name="P2"><text:s/>Alunos (RA, nome, endereço, cidade)</text:p>
      <text:p text:style-name="P2"><text:s/>Disciplinas (COD_DISC, nome_disc, carga_hor)</text:p>
      <text:p text:style-name="P2"><text:s/>Professores (COD_PROF, nome, endereço, cidade)</text:p>
      <text:p text:style-name="P2"><text:s/>Turma (COD_DISC, COD_TURMA, COD_PROF, ANO, <text:s/>horário)</text:p>
      <text:p text:style-name="P2"><text:s/>Histórico (RA, COD_DISC, COD_TURMA, COD_PROF, <text:s/>ANO, freqüência, nota)</text:p>
      <text:p text:style-name="P2"/>
      <text:p text:style-name="P2">1. Após criar esta tabelas, e incluir alguns dados neslas, poderemos “brincar” e testar todos os comando que aprendemos nos artigos anteirores 1. Encontre o RA dos alunos com nota em BD em 2010 menor que 5 (obs: BD = código da disciplinas).</text:p>
      <text:p text:style-name="P1"/>
      <text:p text:style-name="P2">2. Forneça o RA, nome e nota dos alunos com nota menor que 5 em BD em 2010.</text:p>
      <text:p text:style-name="P2"/>
      <text:p text:style-name="P2">3. Forneça o nome dos professores de BD em 2010.</text:p>
      <text:p text:style-name="P2"/>
      <text:p text:style-name="P2">4. Encontre o nome, endereço, cidade dos alunos e código das disciplinas onde os alunos tiveram nota menor que 5 em 2010.</text:p>
      <text:p text:style-name="P1"/>
      <text:p text:style-name="P2">5. Obtenha o nome e RA dos alunos do professor em 2010.</text:p>
      <text:p text:style-name="P2"/>
      <text:p text:style-name="P2">6. Localize o nome e RA dos alunos do professor JOSÉ em 2010 ou 2009 que tiveram aulas com o professor MARCOS em algum ano.</text:p>
      <text:p text:style-name="P2"/>
      <text:p text:style-name="P2">7. Forneça o histórico escolar do aluno de nome Alex, ou seja, seu RA, nome, a lista de disciplinas que ele já cursou contendo o código e nome da disciplina, freqüência e nota e ano que o aluno a cursou.</text:p>
      <text:p text:style-name="P2"/>
      <text:p text:style-name="P2">8. Encontre o nome e endereço dos alunos e professores de Campinas.</text:p>
      <text:p text:style-name="P2"/>
      <text:p text:style-name="P2">9. Forneça o nome dos alunos que cursaram disciplinas com carga horária menor que 60 horas, bem como os respectivos professores que as lecionaram.</text:p>
      <text:p text:style-name="P2"/>
      <text:p text:style-name="P2">10. Localize o nome dos professores que lecionaram matérias nas quais o aluno “Pedro Paulo Cunha” foi reprovado. (nota &lt; 5)</text:p>
      <text:p text:style-name="P1"/>
      <text:p text:style-name="P2">11. Encontre o RA dos alunos que já cursaram todas as disciplinas lecionadas pelo prof.João.</text:p>
      <text:p text:style-name="P2"/>
      <text:p text:style-name="P2"/>
      <text:p text:style-name="P2">12. Encontre o Ra, nome e média das notas dos alunos que cursaram todas as matérias lecionadas por professores de Campinas.</text:p>
      <text:p text:style-name="P2"/>
      <text:p text:style-name="P2"/>
      <text:p text:style-name="P2">13. Localize o RA e nome dos alunos com nota menor que qualquer uma das notas do aluno de RA 20090121.</text:p>
      <text:p text:style-name="P1"/>
      <text:p text:style-name="P1"/>
      <text:p text:style-name="P2">14. Forneça o Ra, nome e média das notas por alunos.</text:p>
      <text:p text:style-name="P2"/>
      <text:p text:style-name="P2"/>
      <text:p text:style-name="P2">15. Encontre o nome dos alunos que não cursaram nenhuma disciplina oferecida em 2010.</text:p>
      <text:p text:style-name="P1"/>
      <text:p text:style-name="P2"><text:soft-page-break/>16. <text:s/>Forneça o nome dos professores que somente lecionaram matérias com carga horária foi inferior a 60 horas.</text:p>
      <text:p text:style-name="P2"/>
      <text:p text:style-name="P2">17. Encontre o nome dos alunos que não foram reprovados em nenhuma matéria.</text:p>
      <text:p text:style-name="P1"/>
      <text:p text:style-name="P2">18. Forneça o RA e nota dos alunos com nota em BD em 2010 menor que a média das notas na disciplina.</text:p>
      <text:p text:style-name="P2"/>
      <text:p text:style-name="P2">19. Encontre o código e nome das disciplinas e media das notas por disciplina, mostre apenas as disciplinas com média de notas maior que 5.0.</text:p>
      <text:p text:style-name="P2"/>
      <text:p text:style-name="P2">20. Forneça o número de alunos que fizeram BD em 2010.</text:p>
      <text:p text:style-name="P2"/>
      <text:p text:style-name="P2"/>
      <text:p text:style-name="P2">21. Encontre a disciplina com maior média de notas.</text:p>
      <text:p text:style-name="P2"/>
      <text:p text:style-name="P2">22. Forneça o código das disciplinas com média menor que a média das notas em BD.</text:p>
      <text:p text:style-name="P2"/>
      <text:p text:style-name="P2">23. Forneça o nome dos professores que já lecionaram alguma disciplina para o aluno de RA 5400001.</text:p>
      <text:p text:style-name="P2"/>
      <text:p text:style-name="P2">24. Encontre o nome das disciplinas com média de freqüência abaixo de 80%.</text:p>
      <text:p text:style-name="P2"/>
      <text:p text:style-name="P2">25. Forneça o nome dos alunos que tiveram no mínimo 2 reprovações em 2010.</text:p>
      <text:p text:style-name="P2"/>
      <text:p text:style-name="P2">26. Quantas vezes o aluno “José da Silva” cursou a disciplina de Banco de Dados.</text:p>
      <text:p text:style-name="P2"/>
      <text:p text:style-name="P2">27. Quantos alunos já cursaram a disciplina de Banco de Dados em 2009 e 2010.</text:p>
      <text:p text:style-name="P2"/>
      <text:p text:style-name="P2">28 Forneça o nome dos alunos que obtiveram mais que 2 reprovações em algum ano.</text:p>
      <text:p text:style-name="P2"/>
      <text:p text:style-name="P2">29. Encontre o nome dos professores e das disciplinas onde o número de reprovações foi superior a 20 alunos em 2010.</text:p>
      <text:p text:style-name="P2"/>
      <text:p text:style-name="P2">30. Forneça o nome dos professores e código das disciplinas lecionadas por ele em 2010 e a media das notas por disciplina.</text:p>
      <text:p text:style-name="P2"/>
      <text:p text:style-name="P2"/>
      <text:p text:style-name="P2">Agora, iremos fazer algumas atualizações nas tabelas que criamos acima.</text:p>
      <text:p text:style-name="P2"/>
      <text:p text:style-name="P2">1. Insira seus dados no BD: tabela de alunos (seu nome, Ra, endereço, cidade), tabela de histórico cursando BD em 2009 na turma A com o professor JAC e obtendo nota 8.2 e freqüência 80, e a disciplina de EDA em 2010 na turma A com o professor RCSV e obtendo nota 7.5 e freqüência 75.</text:p>
      <text:p text:style-name="P2"/>
      <text:p text:style-name="P2"/>
      <text:p text:style-name="P2">2. Insira todos os alunos da disciplina de BD (Banco de Dados) em 2009 e tiveram nota &gt; 5, cursando a disciplina BDII (Banco de Dados II) em 2010 com o mesmo código de turma e o mesmo professor, mas com freqüência e nota desconhecidas.</text:p>
      <text:p text:style-name="P2"/>
      <text:p text:style-name="P2">3. Altere as notas dos alunos de Banco de Dados (BD) em 2010 com o professor JAC através da seguinte regra:</text:p>
      <text:p text:style-name="P2"><text:s text:c="5"/>– notas entre [4.0 e 5.0[ ficaram com 4.0 (inclusive a esquerda e exclusive a direita).</text:p>
      <text:p text:style-name="P2"><text:soft-page-break/><text:s text:c="5"/>– notas entre [5.0 e 9.5[ terão acréscimo de 0.5 na nota.</text:p>
      <text:p text:style-name="P2"><text:s text:c="4"/>– notas acima de 9.5, inclusive, ficarão com 10.0</text:p>
      <text:p text:style-name="P2"/>
      <text:p text:style-name="P2"/>
      <text:p text:style-name="P2">4. Remova todas as informações referentes ao aluno “Jorge dos Santos” do sistema.</text:p>
      <text:p text:style-name="P2"/>
      <text:p text:style-name="P2">5. Faça uma atualização na freqüência dos alunos de BD em 2010 com o professor JC de acordo com a seguinte regra:</text:p>
      <text:p text:style-name="P2"><text:s text:c="4"/>– freqüência abaixo de 45, inclusive, acréscimo de 3.0%</text:p>
      <text:p text:style-name="P2"><text:s text:c="4"/>– freqüência acima de 45, acréscimo de 5.0%</text:p>
      <text:p text:style-name="P2"/>
      <text:p text:style-name="P2">6. Insira os seguintes dados: Aluna de RA 20090301 obteve nota 8.0 e freqüência 60 em BD (EM 2009 COM O PROFESSOR JAC NA TURMA A).</text:p>
      <text:p text:style-name="P2"/>
      <text:p text:style-name="P2">7. Execute todas as operações necessárias para substituir o nome do Prof. João Pedro por José Pedro, visto ter ocorrido um erro no momento de cadastrar o nome do professor.</text:p>
      <text:p text:style-name="P1"/>
      <text:p text:style-name="P2">8. Substitua todas as matérias lecionadas pelo Prof. Raimundo Claudio Vasconcelos em 2010 pelo Prof. JAC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07:53:55.98</meta:creation-date>
    <dc:date>2015-08-20T07:44:57.800000000</dc:date>
    <meta:editing-duration>PT22M35S</meta:editing-duration>
    <meta:editing-cycles>2</meta:editing-cycles>
    <meta:generator>LibreOffice/4.2.3.3$Windows_x86 LibreOffice_project/882f8a0a489bc99a9e60c7905a60226254cb6ff0</meta:generator>
    <meta:print-date>2015-04-08T08:01:12.61</meta:print-date>
    <meta:document-statistic meta:table-count="0" meta:image-count="0" meta:object-count="0" meta:page-count="3" meta:paragraph-count="50" meta:word-count="873" meta:character-count="4868" meta:non-whitespace-character-count="4010"/>
  </office:meta>
</office:document-meta>
</file>